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b564"/>
    </style:style>
    <style:style style:name="P2" style:family="paragraph" style:parent-style-name="Standard">
      <style:text-properties officeooo:rsid="000423bb" officeooo:paragraph-rsid="000423bb"/>
    </style:style>
    <style:style style:name="T1" style:family="text">
      <style:text-properties officeooo:rsid="0000b5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rush user-create admin_tech --password='admin_tech' -y</text:p>
      <text:p text:style-name="Standard"/>
      <text:p text:style-name="Standard">drush urol admin_tech admin_tech -y</text:p>
      <text:p text:style-name="Standard"/>
      <text:p text:style-name="Standard"><text:a xlink:type="simple" xlink:href="http://praeconis.loc/user" text:style-name="Internet_20_link" text:visited-style-name="Visited_20_Internet_20_Link">http://praeconis.loc/</text:a><text:a xlink:type="simple" xlink:href="http://praeconis.loc/user" text:style-name="Internet_20_link" text:visited-style-name="Visited_20_Internet_20_Link"><text:span text:style-name="T1">user</text:span></text:a></text:p>
      <text:p text:style-name="Standard"/>
      <text:p text:style-name="P1"><text:span text:style-name="T1">user : </text:span>admin_tech</text:p>
      <text:p text:style-name="P1"><text:span text:style-name="T1">password : </text:span>admin_tech</text:p>
      <text:p text:style-name="Standard"/>
      <text:p text:style-name="P2">clear cache</text:p>
      <text:p text:style-name="P2">drush c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3:19:29.195679941</meta:creation-date>
    <dc:date>2020-11-10T14:30:33.523452990</dc:date>
    <meta:editing-duration>PT1H11M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7" meta:word-count="22" meta:character-count="172" meta:non-whitespace-character-count="158"/>
  </office:meta>
</office:document-meta>
</file>